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Footnote">
      <style:text-properties officeooo:paragraph-rsid="102291f9"/>
    </style:style>
    <style:style style:name="P82" style:family="paragraph" style:parent-style-name="Standard">
      <style:text-properties officeooo:paragraph-rsid="10589da9"/>
    </style:style>
    <style:style style:name="P83" style:family="paragraph" style:parent-style-name="Standard">
      <style:text-properties officeooo:paragraph-rsid="105ee122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Footnote">
      <style:text-properties officeooo:paragraph-rsid="107b5934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0eb7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style:use-window-font-color="true" loext:opacity="0%" style:font-name="Liberation Sans" officeooo:rsid="047da547"/>
    </style:style>
    <style:style style:name="T1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style:font-size-asian="12pt" style:font-size-complex="12pt"/>
    </style:style>
    <style:style style:name="T227" style:family="text">
      <style:text-properties style:use-window-font-color="true" loext:opacity="0%" style:font-name="Liberation Sans" officeooo:rsid="0efd8e5c"/>
    </style:style>
    <style:style style:name="T228" style:family="text">
      <style:text-properties officeooo:rsid="0447335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officeooo:rsid="04473353" style:font-size-asian="10pt" style:font-size-complex="10pt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officeooo:rsid="0f0ca65a"/>
    </style:style>
    <style:style style:name="T242" style:family="text">
      <style:text-properties officeooo:rsid="1031b2ca"/>
    </style:style>
    <style:style style:name="T243" style:family="text">
      <style:text-properties officeooo:rsid="0aace3cd"/>
    </style:style>
    <style:style style:name="T244" style:family="text">
      <style:text-properties officeooo:rsid="0f95a7a0"/>
    </style:style>
    <style:style style:name="T245" style:family="text">
      <style:text-properties officeooo:rsid="0f8f58bd"/>
    </style:style>
    <style:style style:name="T246" style:family="text">
      <style:text-properties style:font-name="Ubuntu1" fo:font-size="10pt" officeooo:rsid="04473353" style:font-size-asian="10pt" style:font-size-complex="10pt"/>
    </style:style>
    <style:style style:name="T24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6"><text:span text:style-name="T143">C</text:span><text:span text:style-name="T142">hecklist voor </text:span><text:span text:style-name="T144">de installatie</text:span><text:span text:style-name="T142"> van </text:span><text:span text:style-name="T142"><text:user-field-get text:name="Distro">Debian</text:user-field-get></text:span><text:span text:style-name="T145"><text:s/></text:span><text:span text:style-name="T145"><text:user-field-get text:name="Version">12 LTS</text:user-field-get></text:span><text:span text:style-name="T146"><text:note text:id="ftn1" text:note-class="footnote"><text:note-citation>1</text:note-citation><text:note-body><text:p text:style-name="P19"><text:span text:style-name="T174">LTS</text:span><text:span text:style-name="T180"> </text:span><text:span text:style-name="T181">staat voor</text:span><text:span text:style-name="T182"> </text:span><text:span text:style-name="T174">Long-Term Support, langetermijnondersteuning, </text:span><text:span text:style-name="T183">en </text:span><text:span text:style-name="T185">d</text:span><text:span text:style-name="T183">eze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Strong_20_Emphasis"><text:span text:style-name="T170"><text:s/></text:span></text:span><text:span text:style-name="T191"><text:user-field-get text:name="Edition">Server</text:user-field-get></text:span><text:span text:style-name="T195"><text:s/></text:span><text:span text:style-name="T186">(codenaam </text:span><text:span text:style-name="T188">bookworm</text:span><text:span text:style-name="T186">) </text:span><text:span text:style-name="T181">van</text:span><text:span text:style-name="T184"> </text:span><text:span text:style-name="T188">juni</text:span><text:span text:style-name="T177"> </text:span><text:span text:style-name="Strong_20_Emphasis"><text:span text:style-name="T105"><text:user-field-get text:name="Releaseyear">2023</text:user-field-get></text:span></text:span><text:span text:style-name="T177"><text:s/></text:span><text:span text:style-name="T174">wordt </text:span><text:span text:style-name="T178">vijf</text:span><text:span text:style-name="T174"> jaar onder</text:span><text:span text:style-name="T187">steund</text:span><text:span text:style-name="T179"> </text:span><text:span text:style-name="T174">tot </text:span><text:span text:style-name="T188">juni</text:span><text:span text:style-name="T175"> </text:span><text:span text:style-name="T174">202</text:span><text:span text:style-name="T188">8</text:span><text:span text:style-name="T176">.</text:span></text:p></text:note-body></text:note></text:span><text:span text:style-name="T147"><text:s/></text:span><text:span text:style-name="T147"><text:user-field-get text:name="Edition">Server</text:user-field-get></text:span><text:span text:style-name="T194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1">ONDERSTREEPTE</text:span></text:span><text:span text:style-name="T1"> </text:span><text:span text:style-name="T12">woorden</text:span><text:span text:style-name="T11"> het</text:span><text:span text:style-name="Strong_20_Emphasis"><text:span text:style-name="T240"> </text:span></text:span><text:span text:style-name="Strong_20_Emphasis"><text:span text:style-name="T239">tekstvak</text:span></text:span><text:span text:style-name="T12"> </text:span><text:span text:style-name="T13">in,</text:span><text:span text:style-name="T12"> </text:span><text:span text:style-name="T196">zie </text:span><text:span text:style-name="T227">[</text:span><text:span text:style-name="T196">toelichting</text:span><text:span text:style-name="T227">]</text:span><text:span text:style-name="T12">:</text:span></text:p>
      <text:p text:style-name="P23"><text:span text:style-name="Definition"><text:span text:style-name="T198">g</text:span></text:span><text:span text:style-name="Definition"><text:span text:style-name="T197">ebruiker</text:span></text:span><text:span text:style-name="T203"><text:tab/><text:tab/></text:span><text:span text:style-name="T226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04"><text:tab/></text:span><text:span text:style-name="T205">[</text:span><text:span text:style-name="T199">volledige naam, bijv. </text:span><text:span text:style-name="T223">J</text:span><text:span text:style-name="T224">a</text:span><text:span text:style-name="T223">n </text:span><text:span text:style-name="T224">Jansen</text:span><text:span text:style-name="T225">]</text:span></text:p>
      <text:p text:style-name="Standard"><text:span text:style-name="Definition"><text:span text:style-name="T198">g</text:span></text:span><text:span text:style-name="Definition">ebruikersnaam</text:span><text:span text:style-name="T197"><text:tab/></text:span><text:span text:style-name="T197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197"><text:tab/></text:span><text:span text:style-name="T5">[</text:span><text:span text:style-name="T4">korte naam, bijv. </text:span><text:span text:style-name="T161">j</text:span><text:span text:style-name="T162">a</text:span><text:span text:style-name="T161">n</text:span><text:span text:style-name="T163">]</text:span></text:p>
      <text:p text:style-name="P21"><text:span text:style-name="Definition"><text:span text:style-name="T242">serv</text:span></text:span><text:span text:style-name="Definition">ernaam</text:span><text:span text:style-name="T206"><text:tab/><text:tab/><text:tab/></text:span><text:span text:style-name="T204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04"><text:tab/></text:span><text:span text:style-name="T211">[</text:span><text:span text:style-name="T207">naam van de </text:span><text:span text:style-name="T213">server</text:span><text:span text:style-name="T208">, </text:span><text:span text:style-name="T209">bijv. </text:span><text:span text:style-name="T212">sv</text:span><text:span text:style-name="T210">02</text:span><text:span text:style-name="T211">]</text:span></text:p>
      <text:p text:style-name="P22"><text:span text:style-name="Definition"><text:span text:style-name="T216">g</text:span></text:span><text:span text:style-name="Definition"><text:span text:style-name="T215">ebruiker</text:span></text:span><text:span text:style-name="T214"><text:tab/><text:tab/></text:span><text:span text:style-name="T226"> <text:tab/><text:tab/></text:span><text:span text:style-name="T204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04"><text:tab/></text:span><text:span text:style-name="T205">[</text:span><text:span text:style-name="T199">volledige naam </text:span><text:span text:style-name="T200">evt. </text:span><text:span text:style-name="T202">extra </text:span><text:span text:style-name="T200">gebruiker</text:span><text:span text:style-name="T201">]</text:span></text:p>
      <text:p text:style-name="P53"><text:span text:style-name="Definition"><text:span text:style-name="T216">g</text:span></text:span><text:span text:style-name="Definition"><text:span text:style-name="T215">ebruikersnaam</text:span></text:span><text:span text:style-name="T215"><text:tab/></text:span><text:span text:style-name="T197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197"><text:tab/></text:span><text:span text:style-name="T218">[</text:span><text:span text:style-name="T217">korte naam</text:span><text:span text:style-name="T219"> </text:span><text:span text:style-name="T220">evt. </text:span><text:span text:style-name="T222">extra </text:span><text:span text:style-name="T220">gebruiker</text:span><text:span text:style-name="T221">]</text:span></text:p>
      <text:p text:style-name="P24"><text:span text:style-name="T148">Vervang </text:span><text:span text:style-name="T151">de</text:span><text:span text:style-name="T148"> </text:span><text:span text:style-name="Definition"><text:span text:style-name="T16">ONDERSTREEPTE</text:span></text:span><text:span text:style-name="T148"> </text:span><text:span text:style-name="T149">woorden </text:span><text:span text:style-name="T148">in deze checklist door </text:span><text:span text:style-name="T151">d</text:span><text:span text:style-name="T153">i</text:span><text:span text:style-name="T151">e </text:span><text:span text:style-name="T152">in </text:span><text:span text:style-name="T153">het</text:span><text:span text:style-name="Strong_20_Emphasis"><text:span text:style-name="T38"> </text:span></text:span><text:span text:style-name="Strong_20_Emphasis"><text:span text:style-name="T51">tekstvak</text:span></text:span><text:span text:style-name="T148">.</text:span></text:p>
      <text:p text:style-name="P28"/>
      <text:p text:style-name="P28"/>
      <text:p text:style-name="P26"><text:span text:style-name="T159">Nieuwe installatie?</text:span><text:span text:style-name="T150"><text:tab/></text:span><text:span text:style-name="T155"></text:span><text:span text:style-name="T157"><text:tab/></text:span><text:span text:style-name="T156">B</text:span><text:span text:style-name="T150">egin bij hoofdstuk </text:span><text:span text:style-name="T159"><text:bookmark-ref text:reference-format="page" text:ref-name="__RefNumPara__4009_1271708128">2</text:bookmark-ref></text:span><text:span text:style-name="T159"><text:s text:c="2"/></text:span><text:span text:style-name="T160"><text:bookmark-ref text:reference-format="text" text:ref-name="__RefNumPara__4009_1271708128">Installatie uitvoeren</text:bookmark-ref></text:span><text:span text:style-name="T154">.</text:span></text:p>
      <text:p text:style-name="P25"><text:span text:style-name="Strong_20_Emphasis"><text:span text:style-name="T158"/></text:span></text:p>
      <text:p text:style-name="P25"><text:span text:style-name="Strong_20_Emphasis"><text:span text:style-name="T158"/></text:span></text:p>
      <text:list xml:id="list326303539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9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30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9">wget karelzimmer.nl/</text:span></text:span><text:span text:style-name="User_20_Entry"><text:span text:style-name="T140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1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13052733570868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71">Start de computer op vanaf</text:span><text:span text:style-name="T171"><text:note text:id="ftn4" text:note-class="footnote"><text:note-citation>1</text:note-citation><text:note-body><text:p text:style-name="P81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 </text:span></text:span><text:span text:style-name="Definition"><text:span text:style-name="T247">E</text:span></text:span><text:span text:style-name="Definition"><text:span text:style-name="T248">sc</text:span></text:span><text:span text:style-name="Definition"><text:span text:style-name="T128">, </text:span></text:span><text:span text:style-name="Definition"><text:span text:style-name="T249">D</text:span></text:span><text:span text:style-name="Definition"><text:span text:style-name="T248">elete</text:span></text:span><text:span text:style-name="Definition"><text:span text:style-name="T128">, </text:span></text:span><text:span text:style-name="Definition"><text:span text:style-name="T249">F</text:span></text:span><text:span text:style-name="Definition"><text:span text:style-name="T248">1</text:span></text:span><text:span text:style-name="Definition"><text:span text:style-name="T128">, </text:span></text:span><text:span text:style-name="Definition"><text:span text:style-name="T248">F2</text:span></text:span><text:span text:style-name="Definition"><text:span text:style-name="T128">, </text:span></text:span><text:span text:style-name="Definition"><text:span text:style-name="T249">F9, </text:span></text:span><text:span text:style-name="Definition"><text:span text:style-name="T250">F10, F11, </text:span></text:span><text:span text:style-name="Definition"><text:span text:style-name="T251">of</text:span></text:span><text:span text:style-name="Definition"><text:span text:style-name="T250"> </text:span></text:span><text:span text:style-name="Definition"><text:span text:style-name="T249">F12</text:span></text:span><text:span text:style-name="T125">.</text:span></text:p></text:note-body></text:note></text:span><text:span text:style-name="T171"> </text:span><text:span text:style-name="T172">een </text:span><text:span text:style-name="T166"><text:user-field-get text:name="Distro">Debian</text:user-field-get></text:span><text:span text:style-name="T167"><text:s/></text:span><text:span text:style-name="T167"><text:user-field-get text:name="Version">12 LTS</text:user-field-get></text:span><text:span text:style-name="Strong_20_Emphasis"><text:span text:style-name="T165"><text:s/></text:span></text:span><text:span text:style-name="Strong_20_Emphasis"><text:span text:style-name="T168"><text:user-field-get text:name="Edition">Server</text:user-field-get></text:span></text:span><text:span text:style-name="Strong_20_Emphasis"><text:span text:style-name="T168"><text:s/></text:span></text:span><text:span text:style-name="Strong_20_Emphasis"><text:span text:style-name="T169">Live</text:span></text:span><text:span text:style-name="T83"><text:note text:id="ftn5" text:note-class="footnote"><text:note-citation>2</text:note-citation><text:note-body><text:p text:style-name="P20"><text:span text:style-name="T228">Vanaf een </text:span><text:span text:style-name="T244">L</text:span><text:span text:style-name="T228">ive </text:span><text:span text:style-name="T245">USB</text:span><text:span text:style-name="T243">-stick</text:span><text:span text:style-name="T246"> </text:span><text:span text:style-name="T228">kunt u opstarten en </text:span><text:span text:style-name="T231">met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28">werken zonder enige bestanden op de harde schijf te wijzigen en maakt ook installatie van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28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5"><text:span text:style-name="Strong_20_Emphasis"><text:span text:style-name="T106">Maak een opstartbare USB-stick</text:span></text:span><text:span text:style-name="Strong_20_Emphasis"><text:span text:style-name="T103">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2"> </text:span></text:span><text:span text:style-name="Strong_20_Emphasis"><text:span text:style-name="T138">cd</text:span></text:span><text:span text:style-name="Strong_20_Emphasis"><text:span text:style-name="T137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32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9">.</text:span></text:span><text:span text:style-name="Strong_20_Emphasis"><text:span text:style-name="T114">..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12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104">De volgende stappen staan beschreven in </text:span></text:span><text:span text:style-name="Strong_20_Emphasis"><text:span text:style-name="T113">Linux informatie</text:span></text:span><text:span text:style-name="Strong_20_Emphasis"><text:span text:style-name="T104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104">, onder </text:span></text:span><text:span text:style-name="Strong_20_Emphasis"><text:span text:style-name="T113">Linux</text:span></text:span><text:span text:style-name="Strong_20_Emphasis"><text:span text:style-name="T104">.</text:span></text:span></text:p></text:note-body></text:note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2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2">Stel geen </text:span><text:span text:style-name="T193">Root</text:span><text:span text:style-name="T192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13051398015751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9">wget karelzimmer.nl/</text:span></text:span><text:span text:style-name="User_20_Entry"><text:span text:style-name="T140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1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13051741187411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30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4"> installatie van </text:span><text:span text:style-name="T164"><text:user-field-get text:name="Distro">Debian</text:user-field-get></text:span><text:span text:style-name="T167"><text:s/></text:span><text:span text:style-name="T167"><text:user-field-get text:name="Version">12 LTS</text:user-field-get></text:span><text:span text:style-name="Strong_20_Emphasis"><text:span text:style-name="T165"><text:s/></text:span></text:span><text:span text:style-name="Strong_20_Emphasis"><text:span text:style-name="T168"><text:user-field-get text:name="Edition">Server</text:user-field-get></text:span></text:span><text:span text:style-name="Strong_20_Emphasis"><text:span text:style-name="T168"><text:s/></text:span></text:span><text:span text:style-name="T164">is voltooid.</text:span></text:p>
      <text:p text:style-name="P33"/>
      <text:p text:style-name="P27"><text:span text:style-name="Emphasis"><text:span text:style-name="T23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7">CC0 1.0 Universeel</text:span></text:span></text:a><text:span text:style-name="Emphasis"><text:span text:style-name="T234">,</text:span></text:span><text:span text:style-name="Emphasis"><text:span text:style-name="T236"> </text:span></text:span><text:span text:style-name="Strong_20_Emphasis"><text:span text:style-name="T42"><text:user-field-get text:name="Releaseyear">2023</text:user-field-get></text:span></text:span><text:span text:style-name="Emphasis"><text:span text:style-name="T23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1-03T11:30:50.459475140">03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30:50.318162257</dc:date>
    <meta:keyword>Installatie</meta:keyword>
    <meta:keyword>Checklist</meta:keyword>
    <meta:keyword>Linux</meta:keyword>
    <meta:editing-cycles>6933</meta:editing-cycles>
    <meta:editing-duration>P12DT7H16M3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22" meta:character-count="2939" meta:non-whitespace-character-count="2555"/>
    <meta:user-defined meta:name="Info 1"/>
    <meta:user-defined meta:name="Info 2"/>
    <meta:user-defined meta:name="Info 3"/>
    <meta:user-defined meta:name="Info 4"/>
  </office:meta>
</office:document-meta>
</file>